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27E12F06FF828BA0.png" manifest:media-type="image/png"/>
  <manifest:file-entry manifest:full-path="Pictures/1000000100000280000001E09912D846515B3064.png" manifest:media-type="image/png"/>
  <manifest:file-entry manifest:full-path="Pictures/1000000100000280000001E0DC5086E1434C2577.png" manifest:media-type="image/png"/>
  <manifest:file-entry manifest:full-path="Pictures/10000000000003320000026D931723F48A7891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443205" draw:textarea-horizontal-align="justify" draw:textarea-vertical-align="middle" draw:auto-grow-height="false" fo:min-height="8.236cm" fo:min-width="7.986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svg:stroke-width="0.028cm" svg:stroke-color="#3465a4" draw:marker-start-width="0.242cm" draw:marker-end-width="0.242cm" draw:fill-color="#443205" draw:textarea-horizontal-align="justify" draw:textarea-vertical-align="middle" draw:auto-grow-height="false" fo:min-height="0.722cm" fo:min-width="4.972cm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draw:marker-start-width="0.252cm" draw:marker-end-width="0.252cm" draw:fill-color="#443205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43205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color="#ffffff" loext:opacity="100%" fo:font-size="15pt" fo:font-style="italic" style:font-size-asian="15pt" style:font-style-asian="italic" style:font-size-complex="15pt" style:font-style-complex="italic"/>
    </style:style>
    <style:style style:name="P7" style:family="paragraph">
      <loext:graphic-properties draw:fill="none" draw:fill-color="#ffffff"/>
      <style:text-properties fo:color="#ffffff" loext:opacity="100%" fo:font-size="15pt" fo:font-style="italic" style:font-size-asian="15pt" style:font-style-asian="italic" style:font-size-complex="15pt" style:font-style-complex="italic"/>
    </style:style>
    <style:style style:name="P8" style:family="paragraph">
      <style:paragraph-properties fo:text-align="center"/>
      <style:text-properties fo:color="#ffffff" loext:opacity="100%" fo:font-size="15pt" fo:font-style="italic" style:font-size-asian="15pt" style:font-style-asian="italic" style:font-size-complex="1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fo:font-size="15pt" fo:font-style="italic" style:font-size-asian="15pt" style:font-style-asian="italic" style:font-size-complex="15pt" style:font-style-complex="italic"/>
    </style:style>
    <style:style style:name="P10" style:family="paragraph">
      <style:text-properties fo:color="#ffffff" loext:opacity="100%" fo:font-size="15pt"/>
    </style:style>
    <style:style style:name="P11" style:family="paragraph">
      <loext:graphic-properties draw:fill="none" draw:fill-color="#ffffff"/>
      <style:text-properties fo:color="#ffffff" loext:opacity="100%" fo:font-size="15pt" style:font-size-asian="15pt" style:font-size-complex="15pt"/>
    </style:style>
    <style:style style:name="T1" style:family="text">
      <style:text-properties fo:color="#ffffff" loext:opacity="100%" fo:font-size="15pt" fo:font-style="italic" style:font-size-asian="15pt" style:font-style-asian="italic" style:font-size-complex="15pt" style:font-style-complex="italic"/>
    </style:style>
    <style:style style:name="T2" style:family="text">
      <style:text-properties fo:color="#ffffff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28cm" svg:height="5.943cm" svg:x="-1.828cm" svg:y="0cm">
          <draw:image xlink:href="Pictures/10000000000003320000026D931723F48A789165.png" xlink:type="simple" xlink:show="embed" xlink:actuate="onLoad" draw:mime-type="image/png">
            <text:p/>
          </draw:image>
        </draw:frame>
        <draw:path draw:style-name="gr2" draw:text-style-name="P2" draw:layer="layout" svg:width="12cm" svg:height="13.613cm" svg:x="8cm" svg:y="0.88cm" svg:viewBox="0 0 12001 13614" svg:d="M7905 13428l-157 31-159 28-159 25-160 23-161 19-162 17-162 14-163 12-163 8-164 6-145 3v-2244h242c764-58 1508-288 2175-673 780-450 1427-1098 1878-1878s688-1666 688-2567c0-900-237-1786-688-2566-450-780-1098-1427-1878-1878s-1666-688-2567-688c-900 0-1786 237-2566 688s-1428 1098-1878 1878c-451 780-688 1666-688 2567 0 900 237 1786 688 2566s1098 1428 1878 1878c667 385 1411 615 2175 673h241c0 747 0 1495 0 2242l-45-1-164-6-163-8-163-12-162-14-162-17-161-19-160-23-159-25-159-28-157-31-134-28c0 0-216-1262-561-1780-121-182-248-278-500-423-912-527-1669-1284-2196-2196s-804-1947-804-3000c0-1054 277-2089 804-3001s1284-1669 2196-2196 1947-804 3000-804c1054 0 2089 277 3001 804s1669 1284 2196 2196 804 1947 804 3000c0 1054-277 2089-804 3001s-1284 1669-2196 2196c-209 121-424 228-645 322l-8 8-27 28-25 30-25 32-22 32-22 34-20 34-13 23-258 1681zM6038 7034l-126-467h48l128 467z">
          <text:p/>
        </draw:path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29cm" svg:height="6.217cm" svg:x="0.71cm" svg:y="1.283cm">
          <draw:image xlink:href="Pictures/1000000100000280000001E09912D846515B3064.png" xlink:type="simple" xlink:show="embed" xlink:actuate="onLoad" draw:mime-type="image/png">
            <text:p/>
          </draw:image>
        </draw:frame>
        <draw:frame draw:style-name="gr1" draw:text-style-name="P1" draw:layer="layout" svg:width="7.89cm" svg:height="5.916cm" svg:x="1.21cm" svg:y="8.306cm">
          <draw:image xlink:href="Pictures/1000000100000280000001E0DC5086E1434C2577.png" xlink:type="simple" xlink:show="embed" xlink:actuate="onLoad" draw:mime-type="image/png">
            <text:p/>
          </draw:image>
        </draw:frame>
        <draw:frame draw:style-name="gr1" draw:text-style-name="P1" draw:layer="layout" svg:width="8.844cm" svg:height="6.633cm" svg:x="7.156cm" svg:y="1cm">
          <draw:image xlink:href="Pictures/1000000100000280000001E027E12F06FF828B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0.5cm" svg:height="0.962cm" svg:x="2.5cm" svg:y="10cm">
          <draw:text-box>
            <text:p text:style-name="P4">(</text:p>
          </draw:text-box>
        </draw:frame>
        <draw:g>
          <draw:custom-shape draw:style-name="gr5" draw:text-style-name="P2" draw:layer="layout" svg:width="5.5cm" svg:height="1cm" svg:x="2.5cm" svg:y="7.375cm">
            <text:p/>
            <draw:enhanced-geometry svg:viewBox="0 0 21600 21600" draw:type="rectangle" draw:enhanced-path="M 0 0 L 21600 0 21600 21600 0 21600 0 0 Z N"/>
          </draw:custom-shape>
          <draw:polygon draw:style-name="gr6" draw:text-style-name="P2" draw:layer="layout" svg:width="5.499cm" svg:height="1.499cm" svg:x="10.5cm" svg:y="3.7cm" svg:viewBox="0 0 5500 1500" draw:points="0,1500 5500,1500 5500,500 5000,0 4500,0 4500,500 4000,500 0,1000">
            <text:p/>
          </draw:polygon>
          <draw:polygon draw:style-name="gr6" draw:text-style-name="P2" draw:layer="layout" svg:width="5.499cm" svg:height="0.999cm" svg:x="10.5cm" svg:y="7.7cm" svg:viewBox="0 0 5500 1000" draw:points="0,1000 5500,1000 5500,0 4500,0 0,500">
            <text:p/>
          </draw:polygon>
          <draw:frame draw:style-name="gr7" draw:text-style-name="P7" draw:layer="layout" svg:width="5.214cm" svg:height="0.839cm" svg:x="2cm" svg:y="10.538cm">
            <draw:text-box>
              <text:p text:style-name="P6"><text:span text:style-name="T1">(a) chaveta paralela</text:span></text:p>
            </draw:text-box>
          </draw:frame>
          <draw:frame draw:style-name="gr7" draw:text-style-name="P9" draw:layer="layout" svg:width="5.48cm" svg:height="1.427cm" svg:x="10.1cm" svg:y="10.539cm">
            <draw:text-box>
              <text:p text:style-name="P8"><text:span text:style-name="T1">(a) chaveta </text:span><text:span text:style-name="T1">afunilada</text:span></text:p>
              <text:p text:style-name="P8"><text:span text:style-name="T1">(ou cônica)</text:span></text:p>
            </draw:text-box>
          </draw:frame>
          <draw:frame draw:style-name="gr7" draw:text-style-name="P7" draw:layer="layout" svg:width="5.476cm" svg:height="0.839cm" svg:x="18.7cm" svg:y="10.54cm">
            <draw:text-box>
              <text:p text:style-name="P6"><text:span text:style-name="T1">(a) chaveta Woodruff</text:span></text:p>
            </draw:text-box>
          </draw:frame>
          <draw:circle draw:style-name="gr6" draw:text-style-name="P2" draw:layer="layout" svg:width="3.5cm" svg:height="3.5cm" svg:x="19.5cm" svg:y="5.252cm" draw:kind="cut" draw:start-angle="180.07" draw:end-angle="0.1">
            <text:p/>
          </draw:circle>
          <draw:frame draw:style-name="gr7" draw:text-style-name="P11" draw:layer="layout" svg:width="2.665cm" svg:height="0.839cm" svg:x="16.2cm" svg:y="4.159cm">
            <draw:text-box>
              <text:p text:style-name="P10"><text:span text:style-name="T2">de quilha</text:span></text:p>
            </draw:text-box>
          </draw:frame>
          <draw:frame draw:style-name="gr7" draw:text-style-name="P11" draw:layer="layout" svg:width="1.806cm" svg:height="0.839cm" svg:x="16.201cm" svg:y="7.76cm">
            <draw:text-box>
              <text:p text:style-name="P10"><text:span text:style-name="T2">plana</text:span></text:p>
            </draw:text-box>
          </draw:frame>
        </draw:g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30T21:06:48.180377938</meta:creation-date>
    <dc:date>2024-01-02T22:17:45.516926449</dc:date>
    <meta:editing-duration>PT59M35S</meta:editing-duration>
    <meta:editing-cycles>7</meta:editing-cycles>
    <meta:generator>LibreOffice/7.3.7.2$Linux_X86_64 LibreOffice_project/30$Build-2</meta:generator>
    <meta:document-statistic meta:object-count="43"/>
  </office:meta>
</office:document-meta>
</file>